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24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8pt"/>
    </style:style>
    <style:style style:name="P3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pt"/>
    </style:style>
    <style:style style:name="P4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pt" officeooo:paragraph-rsid="00090c81"/>
    </style:style>
    <style:style style:name="P5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pt" officeooo:rsid="000841ca" officeooo:paragraph-rsid="000841ca"/>
    </style:style>
    <style:style style:name="P6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pt"/>
    </style:style>
    <style:style style:name="P7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pt" officeooo:paragraph-rsid="00090c81"/>
    </style:style>
    <style:style style:name="T1" style:family="text">
      <style:text-properties officeooo:rsid="000a127b"/>
    </style:style>
    <style:style style:name="T2" style:family="text">
      <style:text-properties officeooo:rsid="000bc1f4"/>
    </style:style>
    <style:style style:name="T3" style:family="text">
      <style:text-properties officeooo:rsid="000cdf0e"/>
    </style:style>
    <style:style style:name="T4" style:family="text">
      <style:text-properties officeooo:rsid="000d4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<text:span text:style-name="T3">3</text:span></text:p>
      <text:p text:style-name="P2"/>
      <text:p text:style-name="P3"/>
      <text:p text:style-name="P4">* <text:span text:style-name="T3">Jag har gjort 9 stycken funktionstest utav webbshoppen shopizer.</text:span></text:p>
      <text:p text:style-name="P4"/>
      <text:p text:style-name="P3">* Jag använde mig utav annoteringarna @Before och @Test</text:p>
      <text:p text:style-name="P3">@Before <text:span text:style-name="T3">för att först köra och visa vägen till geckodriver samt bestämma vilken driver som skall köras.</text:span></text:p>
      <text:p text:style-name="P3"/>
      <text:p text:style-name="P3"/>
      <text:p text:style-name="P3">* Svårast med labben <text:span text:style-name="T4">var att lära sig att hitta alla funktioner och sätt att köra testen på.</text:span></text:p>
      <text:p text:style-name="P3"/>
      <text:p text:style-name="P3"/>
      <text:p text:style-name="P3"/>
      <text:p text:style-name="P5">Mitt Git: https://github.com/JonasL82/AutoTest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dc:date>2017-05-22T18:45:01.933168000</dc:date>
    <meta:editing-duration>PT19M56S</meta:editing-duration>
    <meta:editing-cycles>5</meta:editing-cycles>
    <meta:document-statistic meta:table-count="0" meta:image-count="0" meta:object-count="0" meta:page-count="1" meta:paragraph-count="6" meta:word-count="59" meta:character-count="375" meta:non-whitespace-character-count="322"/>
  </office:meta>
</office:document-meta>
</file>